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06.12mm" svg:x="21.75mm" svg:y="80.74mm">
            <loext:p draw:notify-on-update-of-ranges="Sheet1.D7:Sheet1.D7 Sheet1.D15:Sheet1.M15 Sheet1.C15:Sheet1.C15 Sheet1.D16:Sheet1.M16 Sheet1.D7:Sheet1.L7 Sheet1.C7:Sheet1.C7 Sheet1.D8:Sheet1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45mm" svg:height="106.12mm" svg:x="219.73mm" svg:y="79.69mm">
            <loext:p draw:notify-on-update-of-ranges="Sheet1.D7:Sheet1.D7 Sheet1.D15:Sheet1.M15 Sheet1.C15:Sheet1.C15 Sheet1.D16:Sheet1.M16 Sheet1.D7:Sheet1.L7 Sheet1.C7:Sheet1.C7 Sheet1.D8:Sheet1.L8 Sheet1.D11:Sheet1.P11 Sheet1.C11:Sheet1.C11 Sheet1.D12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vanill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93" calcext:value-type="float">
            <text:p>27.93</text:p>
          </table:table-cell>
          <table:table-cell table:style-name="ce2" office:value-type="float" office:value="26.97" calcext:value-type="float">
            <text:p>26.97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27.31" calcext:value-type="float">
            <text:p>27.31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27.56" calcext:value-type="float">
            <text:p>27.56</text:p>
          </table:table-cell>
          <table:table-cell table:style-name="ce2" office:value-type="float" office:value="27.63" calcext:value-type="float">
            <text:p>27.63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27.74" calcext:value-type="float">
            <text:p>27.74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table:number-columns-repeated="2"/>
          <table:table-cell table:style-name="ce1"/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8.28" calcext:value-type="float">
            <text:p>28.28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table:number-columns-repeated="2"/>
          <table:table-cell table:style-name="ce1"/>
          <table:table-cell table:style-name="ce2" office:value-type="float" office:value="26.99" calcext:value-type="float">
            <text:p>26.99</text:p>
          </table:table-cell>
          <table:table-cell table:style-name="ce2" office:value-type="float" office:value="27.32" calcext:value-type="float">
            <text:p>27.32</text:p>
          </table:table-cell>
          <table:table-cell table:style-name="ce2" office:value-type="float" office:value="27.51" calcext:value-type="float">
            <text:p>27.51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MT (amun)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351" calcext:value-type="float">
            <text:p>1351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style-name="ce1" table:number-columns-repeated="3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</text:p>
          </table:table-cell>
          <table:table-cell office:value-type="float" office:value="156.46" calcext:value-type="float">
            <text:p>156.46</text:p>
          </table:table-cell>
          <table:table-cell office:value-type="float" office:value="248.04" calcext:value-type="float">
            <text:p>248.04</text:p>
          </table:table-cell>
          <table:table-cell office:value-type="float" office:value="336.86" calcext:value-type="float">
            <text:p>336.86</text:p>
          </table:table-cell>
          <table:table-cell office:value-type="float" office:value="426.62" calcext:value-type="float">
            <text:p>426.62</text:p>
          </table:table-cell>
          <table:table-cell office:value-type="float" office:value="522.25" calcext:value-type="float">
            <text:p>522.25</text:p>
          </table:table-cell>
          <table:table-cell office:value-type="float" office:value="629.32" calcext:value-type="float">
            <text:p>629.32</text:p>
          </table:table-cell>
          <table:table-cell office:value-type="float" office:value="729.29" calcext:value-type="float">
            <text:p>729.29</text:p>
          </table:table-cell>
          <table:table-cell office:value-type="float" office:value="833.35" calcext:value-type="float">
            <text:p>833.35</text:p>
          </table:table-cell>
          <table:table-cell office:value-type="float" office:value="942.37" calcext:value-type="float">
            <text:p>942.37</text:p>
          </table:table-cell>
          <table:table-cell office:value-type="float" office:value="1045.98" calcext:value-type="float">
            <text:p>1045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204.24" calcext:value-type="float">
            <text:p>204.24</text:p>
          </table:table-cell>
          <table:table-cell office:value-type="float" office:value="271.57" calcext:value-type="float">
            <text:p>271.57</text:p>
          </table:table-cell>
          <table:table-cell office:value-type="float" office:value="339.4" calcext:value-type="float">
            <text:p>339.4</text:p>
          </table:table-cell>
          <table:table-cell office:value-type="float" office:value="417.31" calcext:value-type="float">
            <text:p>417.31</text:p>
          </table:table-cell>
          <table:table-cell office:value-type="float" office:value="496.19" calcext:value-type="float">
            <text:p>496.19</text:p>
          </table:table-cell>
          <table:table-cell office:value-type="float" office:value="569.33" calcext:value-type="float">
            <text:p>569.33</text:p>
          </table:table-cell>
          <table:table-cell office:value-type="float" office:value="654.39" calcext:value-type="float">
            <text:p>654.39</text:p>
          </table:table-cell>
          <table:table-cell office:value-type="float" office:value="734.8" calcext:value-type="float">
            <text:p>734.8</text:p>
          </table:table-cell>
          <table:table-cell office:value-type="float" office:value="818.43" calcext:value-type="float">
            <text:p>818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office:value-type="float" office:value="62.54" calcext:value-type="float">
            <text:p>62.54</text:p>
          </table:table-cell>
          <table:table-cell office:value-type="float" office:value="82.98" calcext:value-type="float">
            <text:p>82.98</text:p>
          </table:table-cell>
          <table:table-cell office:value-type="float" office:value="106.52" calcext:value-type="float">
            <text:p>106.52</text:p>
          </table:table-cell>
          <table:table-cell office:value-type="float" office:value="123.3" calcext:value-type="float">
            <text:p>123.3</text:p>
          </table:table-cell>
          <table:table-cell office:value-type="float" office:value="149.84" calcext:value-type="float">
            <text:p>149.84</text:p>
          </table:table-cell>
          <table:table-cell office:value-type="float" office:value="177.14" calcext:value-type="float">
            <text:p>177.14</text:p>
          </table:table-cell>
          <table:table-cell office:value-type="float" office:value="198.48" calcext:value-type="float">
            <text:p>198.48</text:p>
          </table:table-cell>
          <table:table-cell office:value-type="float" office:value="226.36" calcext:value-type="float">
            <text:p>226.36</text:p>
          </table:table-cell>
          <table:table-cell office:value-type="float" office:value="247.19" calcext:value-type="float">
            <text:p>247.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([.D15]-[.D44])/[.D15]" office:value-type="float" office:value="0.313771929824561" calcext:value-type="float">
            <text:p>0.3137719298</text:p>
          </table:table-cell>
          <table:table-cell table:formula="of:=([.E15]-[.E44])/[.E15]" office:value-type="float" office:value="0.32780487804878" calcext:value-type="float">
            <text:p>0.327804878</text:p>
          </table:table-cell>
          <table:table-cell table:formula="of:=([.F15]-[.F44])/[.F15]" office:value-type="float" office:value="0.327624750499002" calcext:value-type="float">
            <text:p>0.3276247505</text:p>
          </table:table-cell>
          <table:table-cell table:formula="of:=([.G15]-[.G44])/[.G15]" office:value-type="float" office:value="0.359429429429429" calcext:value-type="float">
            <text:p>0.3594294294</text:p>
          </table:table-cell>
          <table:table-cell table:formula="of:=([.H15]-[.H44])/[.H15]" office:value-type="float" office:value="0.291383989145183" calcext:value-type="float">
            <text:p>0.2913839891</text:p>
          </table:table-cell>
          <table:table-cell table:formula="of:=([.I15]-[.I44])/[.I15]" office:value-type="float" office:value="0.270776361529548" calcext:value-type="float">
            <text:p>0.2707763615</text:p>
          </table:table-cell>
          <table:table-cell table:formula="of:=([.J15]-[.J44])/[.J15]" office:value-type="float" office:value="0.273615537848606" calcext:value-type="float">
            <text:p>0.2736155378</text:p>
          </table:table-cell>
          <table:table-cell table:formula="of:=([.K15]-[.K44])/[.K15]" office:value-type="float" office:value="0.267062445030783" calcext:value-type="float">
            <text:p>0.267062445</text:p>
          </table:table-cell>
          <table:table-cell table:formula="of:=([.L15]-[.L44])/[.L15]" office:value-type="float" office:value="0.285" calcext:value-type="float">
            <text:p>0.285</text:p>
          </table:table-cell>
          <table:table-cell table:formula="of:=([.M15]-[.M44])/[.M15]" office:value-type="float" office:value="0.225773501110289" calcext:value-type="float">
            <text:p>0.225773501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 TI</text:p>
          </table:table-cell>
          <table:table-cell office:value-type="float" office:value="128.79" calcext:value-type="float">
            <text:p>128.79</text:p>
          </table:table-cell>
          <table:table-cell office:value-type="float" office:value="199.23" calcext:value-type="float">
            <text:p>199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3.19" calcext:value-type="float">
            <text:p>113.19</text:p>
          </table:table-cell>
          <table:table-cell office:value-type="float" office:value="166.64" calcext:value-type="float">
            <text:p>166.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.99" calcext:value-type="float">
            <text:p>35.99</text:p>
          </table:table-cell>
          <table:table-cell office:value-type="float" office:value="52.26" calcext:value-type="float">
            <text:p>52.2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8:35:48.011325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8-01-17T18:45:38.325861620</dc:date>
    <meta:editing-duration>PT3H40M</meta:editing-duration>
    <meta:editing-cycles>19</meta:editing-cycles>
    <meta:generator>LibreOffice/5.1.6.2$Linux_X86_64 LibreOffice_project/10m0$Build-2</meta:generator>
    <meta:document-statistic meta:table-count="1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14.72cm" svg:y="6.996cm" style:legend-expansion="custom" chartooo:width="3.773cm" chartooo:height="1.753cm" style:legend-expansion-aspect-ratio="2.15231032515687" chart:style-name="ch2"/>
        <chart:plot-area chart:style-name="ch3" table:cell-range-address="Sheet1.C7:Sheet1.D7 Sheet1.C15:Sheet1.M15 Sheet1.D16:Sheet1.M16 Sheet1.D8:Sheet1.L8" chart:data-source-has-labels="both" svg:x="0.737cm" svg:y="0.219cm" svg:width="18.531cm" svg:height="9.451cm">
          <chartooo:coordinate-region svg:x="1.464cm" svg:y="0.445cm" svg:width="17.327cm" svg:height="8.525cm"/>
          <chart:axis chart:dimension="x" chart:name="primary-x" chart:style-name="ch4" chartooo:axis-type="auto">
            <chart:title svg:x="6.341cm" svg:y="9.882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7.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14.72cm" svg:y="6.996cm" style:legend-expansion="custom" chartooo:width="3.773cm" chartooo:height="1.753cm" style:legend-expansion-aspect-ratio="2.15231032515687" chart:style-name="ch2"/>
        <chart:plot-area chart:style-name="ch3" table:cell-range-address="Sheet1.C7:Sheet1.D7 Sheet1.C15:Sheet1.M15 Sheet1.D16:Sheet1.M16 Sheet1.D8:Sheet1.L8 Sheet1.C11:Sheet1.C11 Sheet1.D12:Sheet1.P12" chart:data-source-has-labels="both" svg:x="0.737cm" svg:y="0.219cm" svg:width="18.531cm" svg:height="9.451cm">
          <chartooo:coordinate-region svg:x="1.464cm" svg:y="0.445cm" svg:width="17.327cm" svg:height="8.525cm"/>
          <chart:axis chart:dimension="x" chart:name="primary-x" chart:style-name="ch4" chartooo:axis-type="auto">
            <chart:title svg:x="6.341cm" svg:y="9.882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7.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1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